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CAR - TD5</text:p>
      <text:p text:style-name="Standard">---</text:p>
      <text:p text:style-name="Standard">&gt; RMI = Remote Method Invocation</text:p>
      <text:p text:style-name="Standard"/>
      <text:p text:style-name="Standard">&gt; Ancêtre du RMI = RPC (Remote Procedure Call)</text:p>
      <text:p text:style-name="Standard"/>
      <text:p text:style-name="Standard">## 1. Service de réservation</text:p>
      <text:p text:style-name="Standard"/>
      <text:p text:style-name="Standard">1/</text:p>
      <text:p text:style-name="Standard"/>
      <text:p text:style-name="Standard">Interface &lt;- Utilisée par le client &lt;- Service (étend l'interface java.rmi.Remote)</text:p>
      <text:p text:style-name="Standard"/>
      <text:p text:style-name="Standard">chaque méthode devra gérer une exception (java.rmi.exception)</text:p>
      <text:p text:style-name="Standard"/>
      <text:p text:style-name="Standard">Implantation &lt;- Serveur &lt;- Code (étend java.rmi.UnicastObject)</text:p>
      <text:p text:style-name="Standard"/>
      <text:p text:style-name="Standard">au moins un constructeur qui lève une exception (java.rmi.RemoteException)</text:p>
      <text:p text:style-name="Standard"/>
      <text:p text:style-name="Standard">3/</text:p>
      <text:p text:style-name="Standard"/>
      <text:p text:style-name="Standard">```java</text:p>
      <text:p text:style-name="Standard">import java.rmi.remote;</text:p>
      <text:p text:style-name="Standard">import java.rmi.RemoteException;</text:p>
      <text:p text:style-name="Standard">import ...</text:p>
      <text:p text:style-name="Standard"/>
      <text:p text:style-name="Standard">public interface HotItf extends remote{</text:p>
      <text:p text:style-name="Standard"><text:s text:c="2"/>int reserver(String client, String hotel, String date, int nbChambres)</text:p>
      <text:p text:style-name="Standard"><text:s text:c="2"/>void annuler(int numReservation) throws RemoteException;</text:p>
      <text:p text:style-name="Standard"><text:s text:c="2"/>String lister(int numReservation) throws RemoteException;</text:p>
      <text:p text:style-name="Standard">}</text:p>
      <text:p text:style-name="Standard">```</text:p>
      <text:p text:style-name="Standard"/>
      <text:p text:style-name="Standard"/>
      <text:p text:style-name="Standard">7/</text:p>
      <text:p text:style-name="Standard"/>
      <text:p text:style-name="Standard">Client -&gt; </text:p>
      <text:p text:style-name="Standard">Agence de voyage (Client/Serveur)</text:p>
      <text:p text:style-name="Standard"><text:s text:c="2"/>-&gt; Compagnie Aerienne (Serveur)</text:p>
      <text:p text:style-name="Standard"><text:s text:c="2"/>-&gt; Hôtel (Serveur)</text:p>
      <text:p text:style-name="Standard"/>
      <text:p text:style-name="Standard"/>
      <text:p text:style-name="Standard">8/</text:p>
      <text:p text:style-name="Standard"/>
      <text:p text:style-name="Standard">2-Phase Commit</text:p>
      <text:p text:style-name="Standard"/>
      <text:p text:style-name="Standard">A ---&gt;H</text:p>
      <text:p text:style-name="Standard">|</text:p>
      <text:p text:style-name="Standard">|---------&gt;CA</text:p>
      <text:p text:style-name="Standard"/>
      <text:p text:style-name="Standard">Si les deux H et CA valident on reserve. Si un ou plus ne valident pas on annule.</text:p>
      <text:p text:style-name="Standard"/>
      <text:p text:style-name="Standard">## 2. Patron Observateur/Sujet</text:p>
      <text:p text:style-name="Standard"><text:soft-page-break/></text:p>
      <text:p text:style-name="Standard">1/</text:p>
      <text:p text:style-name="Standard"/>
      <text:p text:style-name="Standard"><text:s/>- Phase abonnement / désabonnement</text:p>
      <text:p text:style-name="Standard"><text:s text:c="3"/>+ Observer est client de Subject</text:p>
      <text:p text:style-name="Standard"><text:s text:c="3"/>+ Subject est serveur d'Observer</text:p>
      <text:p text:style-name="Standard"><text:s/>- Phase d'observation</text:p>
      <text:p text:style-name="Standard"><text:s text:c="3"/>+ Observer est serveur de Subject</text:p>
      <text:p text:style-name="Standard"><text:s text:c="3"/>+ Subject est client d'Observer</text:p>
      <text:p text:style-name="Standard"/>
      <text:p text:style-name="Standard">2/</text:p>
      <text:p text:style-name="Standard"/>
      <text:p text:style-name="Standard">```java</text:p>
      <text:p text:style-name="Standard">import ...</text:p>
      <text:p text:style-name="Standard"/>
      <text:p text:style-name="Standard">public interface Observer extends Remote{</text:p>
      <text:p text:style-name="Standard"><text:s text:c="2"/>public void notification(String m, Subject sub) throws RemoteException;</text:p>
      <text:p text:style-name="Standard"/>
      <text:p text:style-name="Standard">}</text:p>
      <text:p text:style-name="Standard"/>
      <text:p text:style-name="Standard">public interface Subject extends Remote{</text:p>
      <text:p text:style-name="Standard"><text:s text:c="2"/>public void attach(Observer ref) throws RemoteException;</text:p>
      <text:p text:style-name="Standard"><text:s text:c="2"/>public void detach() throws RemoteException;</text:p>
      <text:p text:style-name="Standard">}</text:p>
      <text:p text:style-name="Standard">```</text:p>
      <text:p text:style-name="Standard"/>
      <text:p text:style-name="Standard">3/</text:p>
      <text:p text:style-name="Standard"/>
      <text:p text:style-name="Standard">```java</text:p>
      <text:p text:style-name="Standard">public class RealObserver extends UnicastRemoteObject implements Observer{</text:p>
      <text:p text:style-name="Standard"><text:s text:c="2"/>public void notification(String m, Subject sub){</text:p>
      <text:p text:style-name="Standard"><text:s text:c="4"/>system.out.println("modification de"+sub " : "+m);</text:p>
      <text:p text:style-name="Standard"><text:s text:c="2"/>}</text:p>
      <text:p text:style-name="Standard">}</text:p>
      <text:p text:style-name="Standard">public class RealSubject implements Subject{</text:p>
      <text:p text:style-name="Standard"><text:s text:c="2"/>protected List observers = new ArrayList();</text:p>
      <text:p text:style-name="Standard"/>
      <text:p text:style-name="Standard"><text:s text:c="2"/>public void attach(Observer obs){</text:p>
      <text:p text:style-name="Standard"><text:s text:c="4"/>observers.add(obs);</text:p>
      <text:p text:style-name="Standard"><text:s text:c="2"/>}</text:p>
      <text:p text:style-name="Standard"><text:s text:c="2"/>public void attachAll(Observer[] obs){</text:p>
      <text:p text:style-name="Standard"><text:s text:c="4"/>Synchronized(observers){</text:p>
      <text:p text:style-name="Standard"><text:s text:c="6"/>int i;</text:p>
      <text:p text:style-name="Standard"><text:s text:c="6"/>for (i = 0;i&lt;obs.length;i++)</text:p>
      <text:p text:style-name="Standard"><text:s text:c="8"/>Observers.add(obs[i]);</text:p>
      <text:p text:style-name="Standard"><text:s text:c="4"/>}</text:p>
      <text:p text:style-name="Standard"><text:s text:c="2"/>}</text:p>
      <text:p text:style-name="Standard"><text:s text:c="2"/>public void detach(Observer obs){</text:p>
      <text:p text:style-name="Standard"><text:s text:c="4"/>Synchronized(observers){</text:p>
      <text:p text:style-name="Standard"><text:s text:c="6"/>observers.remove(obs);</text:p>
      <text:p text:style-name="Standard"><text:s text:c="4"/>}</text:p>
      <text:p text:style-name="Standard"><text:s text:c="2"/>}</text:p>
      <text:p text:style-name="Standard"><text:soft-page-break/><text:s text:c="2"/>public void detachAll(Observer[] obs){</text:p>
      <text:p text:style-name="Standard"><text:s text:c="4"/>Synchronized(observers){</text:p>
      <text:p text:style-name="Standard"><text:s text:c="6"/>int i;</text:p>
      <text:p text:style-name="Standard"><text:s text:c="6"/>for(i=0; i&lt;obs.length;i++)</text:p>
      <text:p text:style-name="Standard"><text:s text:c="8"/>observers.remove(obs[i]);</text:p>
      <text:p text:style-name="Standard"><text:s text:c="4"/>}</text:p>
      <text:p text:style-name="Standard"><text:s text:c="2"/>}</text:p>
      <text:p text:style-name="Standard">}</text:p>
      <text:p text:style-name="Standard">```</text:p>
      <text:p text:style-name="Standard"/>
      <text:p text:style-name="Standard"/>
      <text:p text:style-name="Standard">```java</text:p>
      <text:p text:style-name="Standard">public class InstallSubject{</text:p>
      <text:p text:style-name="Standard"><text:s text:c="2"/>public static void main(String[] args){</text:p>
      <text:p text:style-name="Standard"><text:s text:c="4"/>Subject obj = new RealSubject();</text:p>
      <text:p text:style-name="Standard"><text:s text:c="4"/>haming.rebind("subject",obj);</text:p>
      <text:p text:style-name="Standard"><text:s text:c="2"/>}</text:p>
      <text:p text:style-name="Standard">}</text:p>
      <text:p text:style-name="Standard"/>
      <text:p text:style-name="Standard">public class InstallObserver{</text:p>
      <text:p text:style-name="Standard"><text:s text:c="2"/>public static void main(String[] args){</text:p>
      <text:p text:style-name="Standard"><text:s text:c="4"/>Subject obj = new RealObserver();</text:p>
      <text:p text:style-name="Standard"><text:s text:c="4"/>haming.rebind("observer",obj);</text:p>
      <text:p text:style-name="Standard"><text:s text:c="2"/>}</text:p>
      <text:p text:style-name="Standard">}</text:p>
      <text:p text:style-name="Standard">```</text:p>
      <text:p text:style-name="Standard"/>
      <text:p text:style-name="Standard">```java</text:p>
      <text:p text:style-name="Standard">public class client{</text:p>
      <text:p text:style-name="Standard"><text:s text:c="2"/>public static void main(String[] args){</text:p>
      <text:p text:style-name="Standard"><text:s text:c="4"/>Subject subject = (Subject)NamingLookup("subject");</text:p>
      <text:p text:style-name="Standard"><text:s text:c="4"/>Observer observer = (Subject)NamingLookup("observer");</text:p>
      <text:p text:style-name="Standard"><text:s text:c="4"/>Subject.attach(observer);</text:p>
      <text:p text:style-name="Standard"/>
      <text:p text:style-name="Standard"><text:s text:c="4"/>for(int i= 0; i&lt;10; i++){</text:p>
      <text:p text:style-name="Standard"><text:s text:c="6"/>Subject.notification();</text:p>
      <text:p text:style-name="Standard"><text:s text:c="4"/>}</text:p>
      <text:p text:style-name="Standard"><text:s text:c="4"/>Subject.detach(observer);</text:p>
      <text:p text:style-name="Standard"><text:s text:c="2"/>}</text:p>
      <text:p text:style-name="Standard">}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$Win32 OpenOffice.org_project/411m6$Build-9775</meta:generator>
    <dc:date>2016-03-08T17:17:04.87</dc:date>
    <meta:document-statistic meta:table-count="0" meta:image-count="0" meta:object-count="0" meta:page-count="3" meta:paragraph-count="111" meta:word-count="344" meta:character-count="2789"/>
    <meta:user-defined meta:name="Info 1"/>
    <meta:user-defined meta:name="Info 2"/>
    <meta:user-defined meta:name="Info 3"/>
    <meta:user-defined meta:name="Info 4"/>
  </office:meta>
</office:document-meta>
</file>